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officeooo:rsid="001ef62f" officeooo:paragraph-rsid="001ef62f" style:font-size-asian="16pt" style:language-asian="zh" style:country-asian="CN" style:font-weight-asian="bold" style:font-size-complex="16pt" style:font-weight-complex="bold"/>
    </style:style>
    <style:style style:name="P2" style:family="paragraph" style:parent-style-name="Standard">
      <style:text-properties fo:font-size="17.1000003814697pt" officeooo:rsid="001ef62f" officeooo:paragraph-rsid="001ef62f" style:font-size-asian="15pt" style:language-asian="zh" style:country-asian="CN" style:font-size-complex="17.1000003814697pt"/>
    </style:style>
    <style:style style:name="P3" style:family="paragraph" style:parent-style-name="Standard">
      <style:text-properties fo:font-size="17.1000003814697pt" officeooo:rsid="001f80ac" officeooo:paragraph-rsid="001f80ac" style:font-size-asian="15pt" style:language-asian="zh" style:country-asian="CN" style:font-size-complex="17.1000003814697pt"/>
    </style:style>
    <style:style style:name="P4" style:family="paragraph" style:parent-style-name="Standard">
      <style:text-properties fo:font-size="17.1000003814697pt" officeooo:rsid="0021ed55" officeooo:paragraph-rsid="0021ed55" style:font-size-asian="15pt" style:language-asian="zh" style:country-asian="CN" style:font-size-complex="17.1000003814697pt"/>
    </style:style>
    <style:style style:name="P5" style:family="paragraph" style:parent-style-name="Standard">
      <style:text-properties fo:font-size="17.1000003814697pt" officeooo:rsid="0023cfba" officeooo:paragraph-rsid="0023cfba" style:font-size-asian="15pt" style:language-asian="zh" style:country-asian="CN" style:font-size-complex="17.1000003814697pt"/>
    </style:style>
    <style:style style:name="P6" style:family="paragraph" style:parent-style-name="Standard">
      <style:text-properties fo:font-size="17.1000003814697pt" fo:font-weight="bold" officeooo:rsid="001ef62f" officeooo:paragraph-rsid="001ef62f" style:font-size-asian="15pt" style:language-asian="zh" style:country-asian="CN" style:font-weight-asian="bold" style:font-size-complex="17.1000003814697pt" style:font-weight-complex="bold"/>
    </style:style>
    <style:style style:name="P7" style:family="paragraph" style:parent-style-name="Standard">
      <style:text-properties fo:color="#ff0000" fo:font-size="17.1000003814697pt" officeooo:rsid="001f80ac" officeooo:paragraph-rsid="001f80ac" style:font-size-asian="15pt" style:language-asian="zh" style:country-asian="CN" style:font-size-complex="17.100000381469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字符编码:</text:p>
      <text:p text:style-name="P1">存储:</text:p>
      <text:p text:style-name="P2">在计算机中存储字符都是存储的字符所对应的数值以二进制的形式表示</text:p>
      <text:p text:style-name="P6">展示:</text:p>
      <text:p text:style-name="P2">去相关的编码表中去查找该值(存储的值)所对应的字符</text:p>
      <text:p text:style-name="P2"/>
      <text:p text:style-name="P2">常见的：</text:p>
      <text:p text:style-name="P2">ASCII表:</text:p>
      <text:p text:style-name="P2"><text:s text:c="5"/>用7bit来表示存储数据</text:p>
      <text:p text:style-name="P2">ISO-8859-1拉丁码表:</text:p>
      <text:p text:style-name="P2"><text:s text:c="5"/>用8bit来表示</text:p>
      <text:p text:style-name="P3">GB2312:</text:p>
      <text:p text:style-name="P3"><text:s text:c="5"/>简体中文编码(国标码):</text:p>
      <text:p text:style-name="P3">GBK:</text:p>
      <text:p text:style-name="P3"><text:s text:c="5"/>GB2312做了增强</text:p>
      <text:p text:style-name="P3">GB18030:</text:p>
      <text:p text:style-name="P3"><text:s text:c="6"/>对GBK做了增强</text:p>
      <text:p text:style-name="P3">BIG5:</text:p>
      <text:p text:style-name="P3"><text:s text:c="7"/>支持繁体</text:p>
      <text:p text:style-name="P3">Unicode:</text:p>
      <text:p text:style-name="P3"><text:s text:c="7"/>支持多种国家语言，这是国际标准,用2个字节来存储</text:p>
      <text:p text:style-name="P3"><text:s text:c="7"/>不管是什么字符都用两个字节,会浪费。</text:p>
      <text:p text:style-name="P7">UTF-8:</text:p>
      <text:p text:style-name="P3"><text:s text:c="8"/>支持多种国家语言，针对不同的字符的范围给出不同的字节表示</text:p>
      <text:p text:style-name="P4">注意:写入的编码和读取的编码必须要一致，否则会有乱码</text:p>
      <text:p text:style-name="P5">字符串的编码问题:</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42S</meta:editing-duration>
    <meta:editing-cycles>4</meta:editing-cycles>
    <meta:generator>LibreOffice/5.3.0.3$Windows_X86_64 LibreOffice_project/7074905676c47b82bbcfbea1aeefc84afe1c50e1</meta:generator>
    <dc:date>2018-01-01T10:56:42.987000000</dc:date>
    <meta:document-statistic meta:table-count="0" meta:image-count="0" meta:object-count="0" meta:page-count="1" meta:paragraph-count="25" meta:word-count="231" meta:character-count="345" meta:non-whitespace-character-count="290"/>
    <meta:user-defined meta:name="Info 1"/>
    <meta:user-defined meta:name="Info 2"/>
    <meta:user-defined meta:name="Info 3"/>
    <meta:user-defined meta:name="Info 4"/>
  </office:meta>
</office:document-meta>
</file>